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aularenedukia-azpiartikulua" style:master-page-name="MP0" style:family="paragraph">
      <style:paragraph-properties fo:break-before="page"/>
    </style:style>
    <style:style style:name="T2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style="italic" style:font-style-asian="italic"/>
    </style:style>
  </office:automatic-styles>
  <office:body>
    <office:text text:use-soft-page-breaks="true">
      <text:p text:style-name="P1"><text:span text:style-name="T2">bere</text:span><text:s/><text:span text:style-name="T3">pieza</text:span><text:s/><text:span text:style-name="T4">hor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SG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Izengabea1" style:display-name="Izengabea1" style:family="paragraph" style:parent-style-name="TableContents">
      <style:text-properties fo:hyphenate="false"/>
    </style:style>
    <style:style style:name="Taularenedukia-azpiartikulua" style:display-name="Taularen edukia - azpiartikulua" style:family="paragraph" style:parent-style-name="TableContents">
      <style:paragraph-properties fo:text-align="justify" fo:margin-left="0.1965in">
        <style:tab-stops/>
      </style:paragraph-properties>
      <style:text-properties fo:hyphenate="false"/>
    </style:style>
    <style:style style:name="Taularenedukia-azpiartikulua-azpi" style:display-name="Taularen edukia - azpiartikulua - azpi" style:family="paragraph" style:parent-style-name="Taularenedukia-azpiartikulua">
      <style:paragraph-properties fo:margin-left="0.2951in">
        <style:tab-stops/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kel Larreategi</meta:initial-creator>
    <dc:creator>Lee Yang Peng</dc:creator>
    <meta:creation-date>2014-01-05T16:47:00Z</meta:creation-date>
    <dc:date>2015-12-26T18:02:00Z</dc:date>
    <meta:template xlink:href="Normal.dotm" xlink:type="simple"/>
    <meta:editing-cycles>185</meta:editing-cycles>
    <meta:editing-duration>PT56640S</meta:editing-duration>
    <meta:document-statistic meta:page-count="1" meta:paragraph-count="1" meta:word-count="2" meta:character-count="15" meta:row-count="1" meta:non-whitespace-character-count="14"/>
  </office:meta>
</office:document-meta>
</file>